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8bd" officeooo:paragraph-rsid="000958bd"/>
    </style:style>
    <style:style style:name="P2" style:family="paragraph" style:parent-style-name="Standard">
      <style:text-properties officeooo:rsid="000b4e91" officeooo:paragraph-rsid="000b4e91"/>
    </style:style>
    <style:style style:name="P3" style:family="paragraph" style:parent-style-name="Standard">
      <style:text-properties officeooo:rsid="000bf29e" officeooo:paragraph-rsid="000bf29e"/>
    </style:style>
    <style:style style:name="P4" style:family="paragraph" style:parent-style-name="Standard">
      <style:text-properties officeooo:rsid="000d1845" officeooo:paragraph-rsid="000d1845"/>
    </style:style>
    <style:style style:name="P5" style:family="paragraph" style:parent-style-name="Standard">
      <style:text-properties style:text-underline-style="solid" style:text-underline-width="auto" style:text-underline-color="font-color" officeooo:rsid="000958bd" officeooo:paragraph-rsid="000958b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b4e91"/>
    </style:style>
    <style:style style:name="T3" style:family="text">
      <style:text-properties style:text-line-through-style="none" style:text-line-through-type="none" officeooo:rsid="000ee4c5"/>
    </style:style>
    <style:style style:name="T4" style:family="text">
      <style:text-properties style:text-line-through-style="none" style:text-line-through-type="none" officeooo:rsid="000f41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a una base de datos por asi decirlo</text:p>
      <text:p text:style-name="P1"/>
      <text:p text:style-name="P1"><text:span text:style-name="T2"/></text:p>
      <text:p text:style-name="P1"><text:span text:style-name="T1"/></text:p>
      <text:p text:style-name="P1"><text:span text:style-name="T1">Numero maximo de alumnos son 150(requisito no funcional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e puede modificar los alumnos</text:span></text:p>
      <text:p text:style-name="P5"><text:span text:style-name="T1"/></text:p>
      <text:p text:style-name="P1"><text:span text:style-name="T1">La busquedad se hara por DNI y por Apellido o por email</text:span></text:p>
      <text:p text:style-name="P1"><text:span text:style-name="T1"/></text:p>
      <text:p text:style-name="P1"><text:span text:style-name="T1">Al la hora de introducir un alumno todos los campos son necesarios para introducirlo menos el numero de grupo y si es lider o no</text:span></text:p>
      <text:p text:style-name="P2"><text:span text:style-name="T1"/></text:p>
      <text:p text:style-name="P2"><text:span text:style-name="T1">Tambien quieres una copia de seguridad</text:span></text:p>
      <text:p text:style-name="P2"><text:span text:style-name="T1"/></text:p>
      <text:p text:style-name="P2"><text:span text:style-name="T1">El profesor va a ser solo el unico capaz de interactuar con el sistema</text:span></text:p>
      <text:p text:style-name="P2"><text:span text:style-name="T1"/></text:p>
      <text:p text:style-name="P2"><text:span text:style-name="T1">Puede tener interfaz grafica o no y tiene que ser compatible con linux olbligatoria mente y puede ser multiplataforma</text:span></text:p>
      <text:p text:style-name="P2"><text:span text:style-name="T1"/></text:p>
      <text:p text:style-name="P3"><text:span text:style-name="T1">El formato del fichero tiene quee ser binario</text:span></text:p>
      <text:p text:style-name="P3"><text:span text:style-name="T1"/></text:p>
      <text:p text:style-name="P3"><text:span text:style-name="T1">Sobre lider: Como maximo debe haber un lider por equipo o sea que no haya dos.A la hora de imprimir algun alumno y este sea lider que se va que es lider estilo con negrita o cambio de color bomba to wapo</text:span></text:p>
      <text:p text:style-name="P3"><text:span text:style-name="T1"/></text:p>
      <text:p text:style-name="P4"><text:span text:style-name="T1">La copia de seguiridad tendra que hacerse cuando el profesor, </text:span><text:span text:style-name="T3">al iniciar el programa se debe especificar si se desea cargar un fichero con los datos o empezar de cero a introducir tu los datos manualmente.</text:span></text:p>
      <text:p text:style-name="P2"><text:span text:style-name="T1"/></text:p>
      <text:p text:style-name="P2"><text:span text:style-name="T1">FUNCIONES</text:span></text:p>
      <text:p text:style-name="P2"><text:span text:style-name="T4"/></text:p>
      <text:p text:style-name="P2"><text:span text:style-name="T4">Mostrar </text:span><text:span text:style-name="T1">todos</text:span></text:p>
      <text:p text:style-name="P2"><text:span text:style-name="T4">Mostrar</text:span><text:span text:style-name="T1"> uno solo</text:span></text:p>
      <text:p text:style-name="P2"><text:span text:style-name="T1">Eliminar alumno</text:span></text:p>
      <text:p text:style-name="P2"><text:span text:style-name="T1">Editar alumno</text:span></text:p>
      <text:p text:style-name="P2"><text:span text:style-name="T1">Insertar alumno</text:span></text:p>
      <text:p text:style-name="P2"><text:span text:style-name="T1">Cargar fichero para actualizar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9:44:24.844897390</meta:creation-date>
    <dc:date>2018-10-10T10:57:54.897224026</dc:date>
    <meta:editing-duration>PT12M3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99" meta:character-count="1096" meta:non-whitespace-character-count="915"/>
  </office:meta>
</office:document-meta>
</file>